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config;</text:span></text:p>
      <text:p text:style-name="P1"><text:span text:style-name="T1"/></text:p>
      <text:p text:style-name="P1"><text:span text:style-name="T1">import org.springframework.context.annotation.Bean;</text:span></text:p>
      <text:p text:style-name="P1"><text:span text:style-name="T1">import org.springframework.context.annotation.Configuration;</text:span></text:p>
      <text:p text:style-name="P1"><text:span text:style-name="T1"/></text:p>
      <text:p text:style-name="P1"><text:span text:style-name="T1">import springfox.documentation.builders.RequestHandlerSelectors;</text:span></text:p>
      <text:p text:style-name="P1"><text:span text:style-name="T1">import springfox.documentation.service.ApiInfo;</text:span></text:p>
      <text:p text:style-name="P1"><text:span text:style-name="T1">import springfox.documentation.service.Contact;</text:span></text:p>
      <text:p text:style-name="P1"><text:span text:style-name="T1">import springfox.documentation.spi.DocumentationType;</text:span></text:p>
      <text:p text:style-name="P1"><text:span text:style-name="T1">import springfox.documentation.spring.web.plugins.Docket;</text:span></text:p>
      <text:p text:style-name="P1"><text:span text:style-name="T1">import springfox.documentation.swagger2.annotations.EnableSwagger2;</text:span></text:p>
      <text:p text:style-name="P1"><text:span text:style-name="T1"/></text:p>
      <text:p text:style-name="P1"><text:span text:style-name="T1">@Configuration</text:span></text:p>
      <text:p text:style-name="P1"><text:span text:style-name="T1">@EnableSwagger2</text:span></text:p>
      <text:p text:style-name="P1"><text:span text:style-name="T1">public class SwaggerConfig {</text:span></text:p>
      <text:p text:style-name="P1"><text:span text:style-name="T1"/></text:p>
      <text:p text:style-name="P1"><text:span text:style-name="T1"><text:tab/><text:tab/>@Bean</text:span></text:p>
      <text:p text:style-name="P1"><text:span text:style-name="T1"><text:tab/><text:tab/>public Docket productApi() {</text:span></text:p>
      <text:p text:style-name="P1"><text:span text:style-name="T1"><text:tab/><text:tab/><text:tab/>return new Docket(DocumentationType.SWAGGER_2).select()</text:span></text:p>
      <text:p text:style-name="P1"><text:span text:style-name="T1"><text:tab/><text:tab/><text:tab/>.apis(RequestHandlerSelectors.basePackage("com.capstone.moviechaska.controller"))</text:span></text:p>
      <text:p text:style-name="P1"><text:span text:style-name="T1"><text:tab/><text:tab/><text:tab/>//com.capstone.moviechaska.controller</text:span></text:p>
      <text:p text:style-name="P1"><text:span text:style-name="T1"><text:tab/><text:tab/><text:tab/>.build()</text:span></text:p>
      <text:p text:style-name="P1"><text:span text:style-name="T1"><text:tab/><text:tab/><text:tab/>.apiInfo(metaData());</text:span></text:p>
      <text:p text:style-name="P1"><text:span text:style-name="T1"><text:tab/><text:tab/>}</text:span></text:p>
      <text:p text:style-name="P1"><text:span text:style-name="T1"><text:tab/><text:tab/></text:span></text:p>
      <text:p text:style-name="P1"><text:span text:style-name="T1"><text:tab/><text:tab/>private ApiInfo metaData() {</text:span></text:p>
      <text:p text:style-name="P1"><text:span text:style-name="T1"><text:tab/><text:tab/><text:tab/>ApiInfo apiInfo = new ApiInfo("Capstone Project Movie Chaska ",</text:span></text:p>
      <text:p text:style-name="P1"><text:span text:style-name="T1"><text:tab/><text:tab/><text:tab/><text:tab/><text:tab/>"Movie booking application ", "1.0.0",</text:span></text:p>
      <text:p text:style-name="P1"><text:span text:style-name="T1"><text:tab/><text:tab/><text:tab/><text:tab/><text:tab/>"Term of service as per user guide lines.", </text:span></text:p>
      <text:p text:style-name="P1"><text:span text:style-name="T1"><text:tab/><text:tab/><text:tab/><text:tab/><text:tab/>new Contact("John Doe", "</text:span><text:a xlink:href="https://john.moviechaska.com/about"><text:span text:style-name="T2">https://john.moviechaska.com/about</text:span></text:a><text:span text:style-name="T3">", "johndoe@gmail.com")</text:span></text:p>
      <text:p text:style-name="P1"><text:span text:style-name="T3"><text:tab/><text:tab/><text:tab/><text:tab/><text:tab/>, "Apache License Version 2.0", "</text:span><text:a xlink:href="http://www.apache.org/licenses/LICENSE-2.0"><text:span text:style-name="T4">http://www.apache.org/licenses/LICENSE-2.0</text:span></text:a><text:span text:style-name="T5">");</text:span></text:p>
      <text:p text:style-name="P1"><text:span text:style-name="T5"><text:tab/><text:tab/><text:tab/>return apiInfo;</text:span></text:p>
      <text:p text:style-name="P1"><text:span text:style-name="T5"><text:tab/><text:tab/>}</text:span></text:p>
      <text:p text:style-name="P1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